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df83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fo:font-size="16pt" officeooo:rsid="0035b849" officeooo:paragraph-rsid="0035b849" style:font-size-asian="16pt" style:font-size-complex="16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Footer">
      <style:paragraph-properties fo:text-align="center" style:justify-single-word="false"/>
      <style:text-properties officeooo:paragraph-rsid="0035b849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Heading_20_1" style:master-page-name="Landscape">
      <style:paragraph-properties fo:text-align="center" style:justify-single-word="false" style:page-number="auto" fo:break-before="page"/>
      <style:text-properties officeooo:paragraph-rsid="0035440c"/>
    </style:style>
    <style:style style:name="P13" style:family="paragraph" style:parent-style-name="Heading_20_2">
      <style:text-properties officeooo:paragraph-rsid="002c1781"/>
    </style:style>
    <style:style style:name="P14" style:family="paragraph" style:parent-style-name="Heading_20_2">
      <style:text-properties fo:font-size="20pt" officeooo:rsid="002c1781" officeooo:paragraph-rsid="0035440c" style:font-size-asian="20pt" style:font-size-complex="20pt"/>
    </style:style>
    <style:style style:name="P15" style:family="paragraph" style:parent-style-name="Heading_20_2">
      <style:paragraph-properties fo:break-before="page"/>
      <style:text-properties officeooo:paragraph-rsid="0032bbc4"/>
    </style:style>
    <style:style style:name="P16" style:family="paragraph" style:parent-style-name="Title" style:master-page-name="First_20_Page">
      <style:paragraph-properties style:page-number="auto"/>
      <style:text-properties fo:font-size="20pt" style:font-size-asian="20pt" style:font-size-complex="20pt"/>
    </style:style>
    <style:style style:name="P17" style:family="paragraph">
      <style:paragraph-properties fo:text-align="end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T1" style:family="text">
      <style:text-properties officeooo:rsid="002df832"/>
    </style:style>
    <style:style style:name="T2" style:family="text">
      <style:text-properties officeooo:rsid="00207ef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2bae59" style:font-size-asian="20pt" style:font-size-complex="20pt"/>
    </style:style>
    <style:style style:name="T5" style:family="text">
      <style:text-properties fo:font-size="20pt" officeooo:rsid="002c1781" style:font-size-asian="20pt" style:font-size-complex="20pt"/>
    </style:style>
    <style:style style:name="T6" style:family="text">
      <style:text-properties fo:font-size="20pt" officeooo:rsid="0032bbc4" style:font-size-asian="20pt" style:font-size-complex="20pt"/>
    </style:style>
    <style:style style:name="T7" style:family="text">
      <style:text-properties fo:font-size="20pt" officeooo:rsid="0036c6cc" style:font-size-asian="20pt" style:font-size-complex="20pt"/>
    </style:style>
    <style:style style:name="T8" style:family="text">
      <style:text-properties fo:font-size="16pt" style:font-size-asian="16pt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text:anchor-type="paragraph" draw:z-index="0" draw:name="Marc de text 1" draw:style-name="gr1" draw:text-style-name="P18" svg:width="6.748cm" svg:height="1.304cm" svg:x="10.206cm" svg:y="24.391cm"><draw:text-box><text:p text:style-name="P17"><text:span text:style-name="T8">Gabriel Artur Kaiser Capó</text:span></text:p><text:p text:style-name="P17"><text:span text:style-name="T8">Ofimàtica</text:span></text:p></draw:text-box></draw:frame><text:span text:style-name="T2">WRITER </text:span>ESTILS</text:p>
      <text:table-of-content text:style-name="Sect1" text:protected="true" text:name="Taula de continguts1">
        <text:table-of-content-source text:outline-level="10">
          <text:index-title-template text:style-name="Contents_20_Heading">Taula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ula de continguts1_Head">
            <text:p text:style-name="P5">Taula de continguts</text:p>
          </text:index-title>
          <text:p text:style-name="P3"><text:a xlink:type="simple" xlink:href="#__RefHeading___Toc193_3350217733" text:style-name="Index_20_Link" text:visited-style-name="Index_20_Link">1.- Apartat 1<text:tab/>3</text:a></text:p>
          <text:p text:style-name="P4"><text:a xlink:type="simple" xlink:href="#__RefHeading___Toc198_3350217733" text:style-name="Index_20_Link" text:visited-style-name="Index_20_Link">Subapartat 1<text:tab/>3</text:a></text:p>
          <text:p text:style-name="P3"><text:a xlink:type="simple" xlink:href="#__RefHeading___Toc200_3350217733" text:style-name="Index_20_Link" text:visited-style-name="Index_20_Link">2.- Apartat 2<text:tab/>4</text:a></text:p>
          <text:p text:style-name="P4"><text:a xlink:type="simple" xlink:href="#__RefHeading___Toc144_3573844703" text:style-name="Index_20_Link" text:visited-style-name="Index_20_Link">Subapartat 2<text:tab/>4</text:a></text:p>
          <text:p text:style-name="P3"><text:a xlink:type="simple" xlink:href="#__RefHeading___Toc202_3350217733" text:style-name="Index_20_Link" text:visited-style-name="Index_20_Link">3.- Apartat 3<text:tab/>5</text:a></text:p>
          <text:p text:style-name="P4"><text:a xlink:type="simple" xlink:href="#__RefHeading___Toc146_3573844703" text:style-name="Index_20_Link" text:visited-style-name="Index_20_Link">Subapartat 3<text:tab/>5</text:a></text:p>
          <text:p text:style-name="P4"><text:a xlink:type="simple" xlink:href="#__RefHeading___Toc148_3573844703" text:style-name="Index_20_Link" text:visited-style-name="Index_20_Link">Subapartat 4<text:tab/>6</text:a></text:p>
          <text:p text:style-name="P3"><text:a xlink:type="simple" xlink:href="#__RefHeading___Toc275_3573844703" text:style-name="Index_20_Link" text:visited-style-name="Index_20_Link">BIBLIOGRAFIA<text:tab/>7</text:a></text:p>
        </text:index-body>
      </text:table-of-content>
      <text:p text:style-name="Text_20_body"/>
      <text:h text:style-name="P11" text:outline-level="1"><text:bookmark-start text:name="__RefHeading___Toc193_3350217733"/><text:span text:style-name="T4">1.- </text:span><text:span text:style-name="T3">Apartat 1</text:span><text:bookmark-end text:name="__RefHeading___Toc193_3350217733"/></text:h>
      <text:h text:style-name="Heading_20_2" text:outline-level="2"><text:bookmark-start text:name="__RefHeading___Toc198_3350217733"/>Subapartat 1<text:bookmark-end text:name="__RefHeading___Toc198_3350217733"/></text:h>
      <text:h text:style-name="P11" text:outline-level="1"><text:bookmark-start text:name="__RefHeading___Toc200_3350217733"/>2.<text:span text:style-name="T3">- Apartat 2</text:span><text:bookmark-end text:name="__RefHeading___Toc200_3350217733"/></text:h>
      <text:h text:style-name="P13" text:outline-level="2"><text:bookmark-start text:name="Còpia de __RefHeading___Toc198_3350217733 1"/><text:bookmark-start text:name="__RefHeading___Toc144_3573844703"/><text:span text:style-name="T3">Subapartat </text:span><text:span text:style-name="T5">2</text:span><text:bookmark-end text:name="Còpia de __RefHeading___Toc198_3350217733 1"/><text:bookmark-end text:name="__RefHeading___Toc144_3573844703"/></text:h>
      <text:h text:style-name="P12" text:outline-level="1"><text:bookmark-start text:name="__RefHeading___Toc202_3350217733"/><text:span text:style-name="T5">3</text:span><text:span text:style-name="T3">.- Apartat </text:span><text:span text:style-name="T5">3</text:span><text:bookmark-end text:name="__RefHeading___Toc202_3350217733"/></text:h>
      <text:h text:style-name="P14" text:outline-level="2"><text:bookmark-start text:name="Còpia de __RefHeading___Toc198_3350217733 2"/><text:bookmark-start text:name="__RefHeading___Toc146_3573844703"/>Subapartat 3<text:bookmark-end text:name="Còpia de __RefHeading___Toc198_3350217733 2"/><text:bookmark-end text:name="__RefHeading___Toc146_3573844703"/></text:h>
      <text:h text:style-name="P15" text:outline-level="2"><text:bookmark-start text:name="Còpia de Còpia de __RefHeading___Toc198_3350217733 2 1"/><text:bookmark-start text:name="__RefHeading___Toc148_3573844703"/><text:span text:style-name="T5">Subapartat </text:span><text:span text:style-name="T6">4</text:span><text:bookmark-end text:name="Còpia de Còpia de __RefHeading___Toc198_3350217733 2 1"/><text:bookmark-end text:name="__RefHeading___Toc148_3573844703"/></text:h>
      <text:h text:style-name="P11" text:outline-level="1"><text:bookmark-start text:name="__RefHeading___Toc275_3573844703"/><text:span text:style-name="T6">B</text:span><text:span text:style-name="T3">IBLIOGRAFI</text:span><text:span text:style-name="T7">A</text:span><text:bookmark-end text:name="__RefHeading___Toc275_3573844703"/></text:h>
      <text:p text:style-name="P6"><text:a xlink:type="simple" xlink:href="https://www.youtube.com/watch?v=-RMPIQNzOL4" text:style-name="Internet_20_link" text:visited-style-name="Visited_20_Internet_20_Link">Video 1</text:a></text:p>
      <text:p text:style-name="P6"><text:a xlink:type="simple" xlink:href="https://www.youtube.com/watch?v=sf5-gLGSSSg" text:style-name="Internet_20_link" text:visited-style-name="Visited_20_Internet_20_Link">Video 2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df832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officeooo:paragraph-rsid="0035b849"/>
    </style:style>
    <style:style style:name="MT1" style:family="text">
      <style:text-properties officeooo:rsid="002df83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4</text:page-number></text:span><text:span text:style-name="MT1"><text:s/>de </text:span><text:span text:style-name="MT1"><text:page-count>7</text:page-count></text:span></text:p>
      </style:footer>
    </style:master-page>
    <style:master-page style:name="First_20_Page" style:display-name="First Page" style:page-layout-name="Mpm2" draw:style-name="Mdp1" style:next-style-name="Index"/>
    <style:master-page style:name="Index" style:page-layout-name="Mpm1" draw:style-name="Mdp1" style:next-style-name="Standard">
      <style:footer>
        <text:p text:style-name="MP2"><text:span text:style-name="MT1"><text:page-number text:select-page="current">2</text:page-number></text:span><text:span text:style-name="MT1"><text:s/>de </text:span><text:span text:style-name="MT1"><text:page-count>7</text:page-count></text:span></text:p>
      </style:footer>
    </style:master-page>
    <style:master-page style:name="Landscape" style:page-layout-name="Mpm3" draw:style-name="Mdp1" style:next-style-name="Standard">
      <style:footer>
        <text:p text:style-name="MP3"><text:span text:style-name="MT1"><text:page-number text:select-page="current">5</text:page-number></text:span><text:span text:style-name="MT1"><text:s/>de </text:span><text:span text:style-name="MT1"><text:page-count>7</text:page-count></text:span></text:p>
      </style:footer>
    </style:master-page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briel Artur Kaiser Capó</meta:initial-creator>
    <meta:creation-date>2023-10-23T09:02:30.641804517</meta:creation-date>
    <meta:generator>LibreOffice/7.5.6.2$Linux_X86_64 LibreOffice_project/50$Build-2</meta:generator>
    <dc:date>2023-10-23T09:47:27.781156278</dc:date>
    <dc:creator>Gabriel Artur Kaiser Capó</dc:creator>
    <meta:editing-duration>PT4M6S</meta:editing-duration>
    <meta:editing-cycles>5</meta:editing-cycles>
    <meta:document-statistic meta:table-count="0" meta:image-count="0" meta:object-count="0" meta:page-count="7" meta:paragraph-count="23" meta:word-count="62" meta:character-count="278" meta:non-whitespace-character-count="239"/>
  </office:meta>
</office:document-meta>
</file>